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548"/>
    </style:style>
    <style:style style:name="P2" style:family="paragraph" style:parent-style-name="Standard">
      <style:text-properties officeooo:paragraph-rsid="00214868"/>
    </style:style>
    <style:style style:name="P3" style:family="paragraph" style:parent-style-name="Heading">
      <style:text-properties style:text-underline-style="none"/>
    </style:style>
    <style:style style:name="P4" style:family="paragraph" style:parent-style-name="Heading">
      <style:text-properties officeooo:paragraph-rsid="0023bd78"/>
    </style:style>
    <style:style style:name="P5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P6" style:family="paragraph" style:parent-style-name="Heading_20_3">
      <style:text-properties officeooo:paragraph-rsid="0023bd78"/>
    </style:style>
    <style:style style:name="P7" style:family="paragraph" style:parent-style-name="Standard">
      <style:text-properties officeooo:paragraph-rsid="0023bd78"/>
    </style:style>
    <style:style style:name="T1" style:family="text">
      <style:text-properties style:use-window-font-color="true" style:font-name="Liberation Sans" fo:font-size="14pt" fo:language="ru" fo:country="RU" fo:font-weight="bold" officeooo:rsid="001fd548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2" style:family="text">
      <style:text-properties style:use-window-font-color="true" style:font-name="Liberation Serif1" fo:font-size="12pt" fo:language="ru" fo:country="RU" style:text-underline-style="none" officeooo:rsid="001fd548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3" style:family="text">
      <style:text-properties style:use-window-font-color="true" style:font-name="Liberation Serif1" fo:font-size="12pt" fo:language="ru" fo:country="RU" officeooo:rsid="001fd548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4" style:family="text">
      <style:text-properties style:use-window-font-color="true" style:font-name="Liberation Serif1" fo:font-size="12pt" fo:language="ru" fo:country="RU" officeooo:rsid="00214868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5" style:family="text">
      <style:text-properties style:use-window-font-color="true" style:font-name="Liberation Serif1" fo:font-size="12pt" fo:language="ru" fo:country="RU" officeooo:rsid="0023bd78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fd548"/>
    </style:style>
    <style:style style:name="T9" style:family="text">
      <style:text-properties style:text-underline-style="none" officeooo:rsid="0022c322"/>
    </style:style>
    <style:style style:name="T10" style:family="text">
      <style:text-properties style:text-underline-style="none" officeooo:rsid="0023bd78"/>
    </style:style>
    <style:style style:name="T11" style:family="text">
      <style:text-properties officeooo:rsid="001fd548"/>
    </style:style>
    <style:style style:name="T12" style:family="text">
      <style:text-properties officeooo:rsid="00214868"/>
    </style:style>
    <style:style style:name="T13" style:family="text">
      <style:text-properties officeooo:rsid="0023bd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Модуль q<text:span text:style-name="T11">uadr</text:span>_test</text:h>
      <text:h text:style-name="Heading_20_3" text:outline-level="3">Метод <text:span text:style-name="T1">root</text:span></text:h>
      <text:p text:style-name="Heading">Тест num1</text:p>
      <text:p text:style-name="Standard"><text:span text:style-name="T6">Цель:</text:span><text:span text:style-name="T7"> Проверить </text:span><text:span text:style-name="T2">вывод </text:span><text:span text:style-name="T7">целы</text:span><text:span text:style-name="T8">х </text:span><text:span text:style-name="T7">корн</text:span><text:span text:style-name="T8">ей</text:span></text:p>
      <text:p text:style-name="Standard"><text:span text:style-name="T6">Тип:</text:span> [тип теста]</text:p>
      <text:p text:style-name="Standard"><text:span text:style-name="T6">Входные данные:</text:span> <text:span text:style-name="T3">2,</text:span> -<text:span text:style-name="T11">6</text:span>, 4</text:p>
      <text:p text:style-name="Standard"><text:span text:style-name="T6">Ожидаемый результат:</text:span> x1 = <text:span text:style-name="T3">2</text:span>, x2 = 1, flag = 0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Heading">Тест №num2</text:p>
      <text:p text:style-name="P1"><text:span text:style-name="T6">Цель:</text:span><text:span text:style-name="T7"> Проверить </text:span><text:span text:style-name="T8">вывод</text:span><text:span text:style-name="T7"> целы</text:span><text:span text:style-name="T8">х </text:span><text:span text:style-name="T7">корн</text:span><text:span text:style-name="T8">ей</text:span></text:p>
      <text:p text:style-name="Standard"><text:span text:style-name="T6">Тип:</text:span> [тип теста]</text:p>
      <text:p text:style-name="Standard"><text:span text:style-name="T6">Входные данные:</text:span> <text:span text:style-name="T3">1</text:span>, -<text:span text:style-name="T11">4</text:span>, <text:span text:style-name="T3">3</text:span></text:p>
      <text:p text:style-name="Standard"><text:span text:style-name="T6">Ожидаемый результат:</text:span> x1 = <text:span text:style-name="T3">3</text:span>, x2 = <text:span text:style-name="T3">1</text:span>, flag = 0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Standard"/>
      <text:h text:style-name="Heading_20_3" text:outline-level="3">Метод <text:span text:style-name="T1">pointroots</text:span></text:h>
      <text:p text:style-name="P3">Тест num1</text:p>
      <text:p text:style-name="P1"><text:span text:style-name="T6">Цель:</text:span><text:span text:style-name="T7"> </text:span><text:span text:style-name="T8">Проверить вывод </text:span><text:span text:style-name="T2">дробных </text:span><text:span text:style-name="T8">корней</text:span></text:p>
      <text:p text:style-name="Standard"><text:span text:style-name="T6">Тип:</text:span> [тип теста]</text:p>
      <text:p text:style-name="Standard"><text:span text:style-name="T6">Входные данные:</text:span> 2, -9, 7</text:p>
      <text:p text:style-name="Standard"><text:span text:style-name="T6">Ожидаемый результат:</text:span> x1 = 3.5, x2 = 1, flag = 0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Heading">Тест num2</text:p>
      <text:p text:style-name="P1"><text:span text:style-name="T6">Цель:</text:span><text:span text:style-name="T7"> Проверить </text:span><text:span text:style-name="T8">вывод </text:span><text:span text:style-name="T9">дробных</text:span><text:span text:style-name="T8"> </text:span><text:span text:style-name="T7">корн</text:span><text:span text:style-name="T8">ей</text:span></text:p>
      <text:p text:style-name="Standard"><text:span text:style-name="T6">Тип:</text:span> [тип теста]</text:p>
      <text:p text:style-name="Standard"><text:span text:style-name="T6">Входные данные:</text:span> <text:span text:style-name="T3">2</text:span>, <text:span text:style-name="T4">3,</text:span> <text:span text:style-name="T12">1</text:span></text:p>
      <text:p text:style-name="Standard"><text:span text:style-name="T6">Ожидаемый результат:</text:span> x1 = -<text:span text:style-name="T12">0.5</text:span>, x2 = -<text:span text:style-name="T12">1</text:span>, flag = 0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Standard"/>
      <text:h text:style-name="Heading_20_3" text:outline-level="3">Метод <text:span text:style-name="T11">zero_dis</text:span></text:h>
      <text:p text:style-name="Heading">Тест num1</text:p>
      <text:p text:style-name="P1"><text:span text:style-name="T6">Цель:</text:span><text:span text:style-name="T7"> </text:span><text:span text:style-name="T8">Проверить вывод корней при нулевом дискриминанте</text:span></text:p>
      <text:p text:style-name="Standard"><text:soft-page-break/><text:span text:style-name="T6">Тип:</text:span> [тип теста]</text:p>
      <text:p text:style-name="Standard"><text:span text:style-name="T6">Входные данные:</text:span> <text:span text:style-name="T4">2</text:span>, <text:span text:style-name="T4">4</text:span>, <text:span text:style-name="T4">2</text:span></text:p>
      <text:p text:style-name="Standard"><text:span text:style-name="T6">Ожидаемый результат:</text:span> x1 = -1, x2 = -1, flag = 0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Heading">Тест num2</text:p>
      <text:p text:style-name="P1"><text:span text:style-name="T6">Цель:</text:span><text:span text:style-name="T7"> Проверить </text:span><text:span text:style-name="T8">вывод</text:span><text:span text:style-name="T7"> корн</text:span><text:span text:style-name="T8">ей при нулевом дискриминанте</text:span></text:p>
      <text:p text:style-name="Standard"><text:span text:style-name="T6">Тип:</text:span> [тип теста]</text:p>
      <text:p text:style-name="Standard"><text:span text:style-name="T6">Входные данные:</text:span> <text:span text:style-name="T4">4.5</text:span>, 6, <text:span text:style-name="T12">2</text:span> </text:p>
      <text:p text:style-name="P2"><text:span text:style-name="T6">Ожидаемый результат:</text:span> x1 = -0.666666, x2 = -0.666666, flag = 0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Standard"/>
      <text:h text:style-name="Heading_20_3" text:outline-level="3">Метод <text:span text:style-name="T1">noroots</text:span></text:h>
      <text:p text:style-name="Heading">Тест num1</text:p>
      <text:p text:style-name="P1"><text:span text:style-name="T6">Цель:</text:span><text:span text:style-name="T7"> </text:span><text:span text:style-name="T8">Проверить ситуации отсутствия корней</text:span></text:p>
      <text:p text:style-name="Standard"><text:span text:style-name="T6">Тип:</text:span> [тип теста]</text:p>
      <text:p text:style-name="Standard"><text:span text:style-name="T6">Входные данные:</text:span> <text:span text:style-name="T4">2</text:span>, <text:span text:style-name="T4">6</text:span>, 1<text:span text:style-name="T4">4</text:span></text:p>
      <text:p text:style-name="Standard"><text:span text:style-name="T6">Ожидаемый результат: </text:span>flag = 1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Heading">Тест num2</text:p>
      <text:p text:style-name="Standard"><text:span text:style-name="T6">Цель:</text:span><text:span text:style-name="T7"> Проверить ситу</text:span><text:span text:style-name="T8">а</text:span><text:span text:style-name="T7">ци</text:span><text:span text:style-name="T8">и</text:span><text:span text:style-name="T7"> </text:span><text:span text:style-name="T8">отсутствия </text:span><text:span text:style-name="T7">корней</text:span></text:p>
      <text:p text:style-name="Standard"><text:span text:style-name="T6">Тип:</text:span> [тип теста]</text:p>
      <text:p text:style-name="Standard"><text:span text:style-name="T6">Входные данные:</text:span> -<text:span text:style-name="T4">10</text:span>, -13, -<text:span text:style-name="T12">2</text:span>5 </text:p>
      <text:p text:style-name="Standard"><text:span text:style-name="T6">Ожидаемый результат: </text:span>flag = 1</text:p>
      <text:p text:style-name="Standard"><text:span text:style-name="T6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Standard"/>
      <text:h text:style-name="P6" text:outline-level="3">Метод <text:span text:style-name="T11">zero_</text:span><text:span text:style-name="T13">coeff</text:span></text:h>
      <text:p text:style-name="P4">Тест num1</text:p>
      <text:p text:style-name="P7"><text:span text:style-name="T6">Цель:</text:span><text:span text:style-name="T7"> </text:span><text:span text:style-name="T8">Проверить </text:span><text:span text:style-name="T10">ситуацию нулевых коэффициентов</text:span></text:p>
      <text:p text:style-name="P7"><text:span text:style-name="T6">Тип:</text:span> [тип теста]</text:p>
      <text:p text:style-name="P7"><text:span text:style-name="T6">Входные данные:</text:span> <text:span text:style-name="T13">0</text:span>, <text:span text:style-name="T5">0</text:span>, <text:span text:style-name="T5">0</text:span></text:p>
      <text:p text:style-name="P7"><text:span text:style-name="T6">Ожидаемый результат:</text:span> flag = <text:span text:style-name="T13">1</text:span></text:p>
      <text:p text:style-name="P7"><text:span text:style-name="T6">Описание процесса:</text:span> [заполняется при необходимости, указание особенностей запуска и настройки теста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4T09:04:53.511097200</meta:creation-date>
    <dc:date>2022-04-01T17:45:48.201927505</dc:date>
    <meta:editing-cycles>10</meta:editing-cycles>
    <meta:editing-duration>PT51M14S</meta:editing-duration>
    <meta:generator>LibreOffice/6.4.7.2$Linux_X86_64 LibreOffice_project/40$Build-2</meta:generator>
    <meta:document-statistic meta:table-count="0" meta:image-count="0" meta:object-count="0" meta:page-count="2" meta:paragraph-count="60" meta:word-count="331" meta:character-count="2183" meta:non-whitespace-character-count="1910"/>
  </office:meta>
</office:document-meta>
</file>